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EAAAAA+TimesNewRomanPSMT" svg:font-family="EAAAAA+TimesNewRomanPSMT"/>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EAAAAA+TimesNewRomanPSMT" fo:font-size="12pt" style:font-name-asian="EAAAAA+TimesNewRomanPSMT" style:font-size-asian="12pt" style:font-name-complex="EAAAAA+TimesNewRomanPSMT" style:font-size-complex="12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2">
      <style:text-properties officeooo:paragraph-rsid="00056eb5"/>
    </style:style>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5">
      <style:text-properties officeooo:paragraph-rsid="00056eb5"/>
    </style:style>
    <style:style style:name="P9" style:family="paragraph" style:parent-style-name="Standard" style:list-style-name="L6"/>
    <style:style style:name="T1" style:family="text">
      <style:text-properties fo:font-weight="bold" style:font-weight-asian="bold" style:font-weight-complex="bold"/>
    </style:style>
    <style:style style:name="T2" style:family="text">
      <style:text-properties officeooo:rsid="00056e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chFest Tips for DLUG Booth Workers</text:h>
      <text:h text:style-name="Heading_20_2" text:outline-level="2">Arrival</text:h>
      <text:list xml:id="list4401432935123902483" text:style-name="L1">
        <text:list-item>
          <text:p text:style-name="P2">Our booth is in the front hallway of Building 12 (Ponitz Center) at 301 W 4th St.</text:p>
        </text:list-item>
        <text:list-item>
          <text:p text:style-name="P2">Parking is available for free underneath Building 12. If that's full, additional parking is available near Building 13 in the student parking garage on Fifth St. (one way east). From 4th St., go past Building 12 and do a left U-turn from 4th St. onto 5th St. before the overpass. Request free pass for the student garage at the registration tables.</text:p>
        </text:list-item>
        <text:list-item>
          <text:p text:style-name="P2">If you signed up ahead of time, try to show up 5-10 minutes before your shift.</text:p>
        </text:list-item>
        <text:list-item>
          <text:p text:style-name="P2">Please sign in at the registration table in the volunteers' room (room 133). <text:span text:style-name="T2">(There are snacks available in that room all day.)</text:span></text:p>
        </text:list-item>
      </text:list>
      <text:h text:style-name="Heading_20_2" text:outline-level="2">Booth</text:h>
      <text:list xml:id="list374250228761213738" text:style-name="L2">
        <text:list-item>
          <text:p text:style-name="P3">Please keep the tables clear of trash and other clutter.</text:p>
        </text:list-item>
        <text:list-item>
          <text:p text:style-name="P3">Check the laptops once in a while to make sure no one has managed to get one into an unusable state. Rather than a blank desktop, leave open a game or useful-looking app (or two). Several popular ones are on the Unity launcher at the left of the screen.</text:p>
        </text:list-item>
        <text:list-item>
          <text:p text:style-name="P4"><text:span text:style-name="T2">If you need the admin password for the laptops, it is “techfest”.</text:span></text:p>
        </text:list-item>
        <text:list-item>
          <text:p text:style-name="P3">Make the stack of DVDs visible, but not necessarily at the very front where casual drifters-by will grab one without really caring what it is.</text:p>
        </text:list-item>
      </text:list>
      <text:h text:style-name="Heading_20_2" text:outline-level="2">Interacting</text:h>
      <text:list xml:id="list6972911762611688956" text:style-name="L3">
        <text:list-item>
          <text:p text:style-name="P5">The young children usually take care of themselves, immediately jumping onto the laptops. Make some light conversation and offer them Tux stickers. The older ones can be treated like adults – some of them may already be running Linux!</text:p>
        </text:list-item>
        <text:list-item>
          <text:p text:style-name="P5">Some of the teens and adults will hang back and be hesitant to ask anything. If someone has paused in front of the booth, try to engage them with a question like “Are you familiar with Linux?” or “Have you used Linux?”. This will get them talking, and will also let you know their knowledge level.</text:p>
        </text:list-item>
        <text:list-item>
          <text:p text:style-name="P5">Tailor your talk to what they seem to know and be interested in. Be honest but positive, and don't rag on other operating systems overmuch. Hopefully the talking points and FAQ below will give you some ideas. You might also talk about how you use Linux personally.</text:p>
        </text:list-item>
        <text:list-item>
          <text:p text:style-name="P5">Mention DLUG and the upcoming Installfest if you get a chance.</text:p>
        </text:list-item>
        <text:list-item>
          <text:p text:style-name="P5">Offer them a DVD and a flyer before they go. Don't hold it out to them, though – many people will take something held out even if they don't want it.</text:p>
        </text:list-item>
      </text:list>
      <text:list xml:id="list6410710624068055723" text:style-name="L4">
        <text:list-item>
          <text:p text:style-name="P6">When a student is leaving, he may hand you his Student Evaluation Form. In any one of the empty boxes on the back of the form, print “DLUG” with your initials or signature.</text:p>
        </text:list-item>
      </text:list>
      <text:h text:style-name="Heading_20_2" text:outline-level="2"><text:soft-page-break/>Talking Points</text:h>
      <text:list xml:id="list367801468666552104" text:style-name="L5">
        <text:list-item>
          <text:p text:style-name="P8"><text:span text:style-name="T2">Edubuntu is the Ubuntu Linux free operating system w/ educational and game software for kids preinstalled.</text:span></text:p>
        </text:list-item>
        <text:list-item>
          <text:p text:style-name="P7">Linux is an operating system for your computer, a complete replacement for Microsoft Windows.</text:p>
        </text:list-item>
        <text:list-item>
          <text:p text:style-name="P7">Linux is Free, Open Source software. It's free of charge, but also you have the freedom to make copies for your family and friends, and install on as many computers as you want.</text:p>
        </text:list-item>
        <text:list-item>
          <text:p text:style-name="P7">The updates for Linux are free, and there are thousands of free apps.</text:p>
        </text:list-item>
        <text:list-item>
          <text:p text:style-name="P7">No one company controls Linux. People and organizations all over the world contribute to writing and improving it.</text:p>
        </text:list-item>
      </text:list>
      <text:h text:style-name="Heading_20_2" text:outline-level="2">Frequently Asked Questions</text:h>
      <text:list xml:id="list8381287699212166449" text:style-name="L6">
        <text:list-item>
          <text:p text:style-name="P9">Q: <text:span text:style-name="T1">Will it run all my existing programs?</text:span> A: Programs designed specifically for Windows or Mac won't normally run on Linux. However, many programs are available for multiple operating systems, including Firefox web browser, Thunderbird mail and Libre Office. Some Windows apps can run in Linux using the Wine Windows emulator. And if you are looking for functionality rather than a specific program, there is probably a free alternative for Linux that does what you need.</text:p>
        </text:list-item>
        <text:list-item>
          <text:p text:style-name="P9">Q: <text:span text:style-name="T1">Is Linux more secure than Windows?</text:span> A: Nothing is completely secure. But because a lot of viruses and spyware are written for Windows systems, Linux is much less likely to be infected. Also, the access control features in Linux have been evolving for much longer, and work more smoothly than in Windows.</text:p>
        </text:list-item>
        <text:list-item>
          <text:p text:style-name="P9">Q: <text:span text:style-name="T1">Can I install Linux on my system along with Windows?</text:span> A: This particular Linux installation will give you the option of shrinking your existing Windows partition and installing Linux alongside it (if you have enough free space). That will allow you to choose which operating system you want to run when you boot the computer. Before trying that, you should back up all of your data and do a disk defrag.</text:p>
        </text:list-item>
        <text:list-item>
          <text:p text:style-name="P9">Q: <text:span text:style-name="T1">Will this run on my old system?</text:span> A: Probably. To find out for sure, boot from the disk and use the “Try without installing” option to test all your hardware. If it works but is too slow, there are other Linux Distributions such as Macpup (http://macpup.org/) that work better on less powerful systems. If you have trouble, bring your system to an Installfest.</text:p>
        </text:list-item>
        <text:list-item>
          <text:p text:style-name="P9">Q: <text:span text:style-name="T1">Will this run on a Mac?</text:span> A: You should be able to boot the DVD and select “Try Edubuntu without installing” to run from the disk, although you may experience long delays during booting and my have to do some fiddling. Actually installing Edubuntu on a Mac is rather complex. You'll want to bring your computer to the Installfest and contact us first to let us know.</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EAAAAA+TimesNewRomanPSMT" svg:font-family="EAAAAA+TimesNewRomanPSMT"/>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fo:font-size="13pt" style:font-size-asian="10.5pt" style:font-weight-asian="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23:01:19</meta:creation-date>
    <dc:date>2014-02-13T11:30:29</dc:date>
    <meta:editing-duration>PT44M24S</meta:editing-duration>
    <meta:editing-cycles>8</meta:editing-cycles>
    <meta:generator>LibreOffice/4.0.2.2$Linux_X86_64 LibreOffice_project/400m0$Build-2</meta:generator>
    <dc:creator>Grant Root</dc:creator>
    <meta:document-statistic meta:table-count="0" meta:image-count="0" meta:object-count="0" meta:page-count="2" meta:paragraph-count="30" meta:word-count="892" meta:character-count="4918" meta:non-whitespace-character-count="4078"/>
  </office:meta>
</office:document-meta>
</file>